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K RESOLUTION </text:p>
      <text:p text:style-name="P1">OF</text:p>
      <text:p text:style-name="P1">[onshow.company_name]</text:p>
      <text:p text:style-name="P3"><text:bookmark-start text:name="CompanyName3"/>A Wyoming Corporation (hereafter “Corporation”)<text:bookmark-end text:name="CompanyName3"/></text:p>
      <text:p text:style-name="P3"/>
      <text:p text:style-name="P2">I, being the original incorporator of the Corporation, having met and discussed the business herein set forth, have unanimously:</text:p>
      <text:p text:style-name="P2"/>
      <text:p text:style-name="P2">RESOLVED, that <text:bookmark text:name="Manager"/>[onshow.director1], be and are hereby authorized to open a bank account in the name of this Corporation for the deposit and withdrawal of funds belonging to the Corporation.</text:p>
      <text:p text:style-name="P2"/>
      <text:p text:style-name="P4">Adopted and resolved by the Director of the Corporation this <text:date style:data-style-name="N76" text:date-value="2015-02-05T10:15:33.68">February 5, 2015</text:date>.</text:p>
      <text:p text:style-name="P5"/>
      <text:p text:style-name="P6">________________________________________<text:line-break/>Jason DeBraal, Vice President</text:p>
      <text:p text:style-name="P6"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5:48:56.65</meta:creation-date>
    <dc:date>2015-02-05T10:15:33.67</dc:date>
    <meta:editing-duration>PT46M23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9" meta:word-count="78" meta:character-count="582"/>
  </office:meta>
</office:document-meta>
</file>